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5cm" fo:min-width="1.089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hatch" draw:fill-color="#999999" draw:fill-hatch-name="Black_20_45_20_Degrees" draw:fill-hatch-solid="fals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2.7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2.7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1.0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.955cm"/>
    </style:style>
    <style:style style:name="gr1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852cm"/>
    </style:style>
    <style:style style:name="gr1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0000ff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ff"/>
    </style:style>
    <style:style style:name="T4" style:family="text">
      <style:text-properties fo:color="#0000ff" style:text-position="0% 100%" fo:font-size="13pt" style:font-size-asian="13pt" style:font-size-complex="13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sub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416cm" svg:height="0.605cm" svg:x="24.582cm" svg:y="9.5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.614cm" svg:height="1.285cm" svg:x="24.384cm" svg:y="8.432cm">
          <draw:text-box>
            <text:p><text:span text:style-name="T1">W</text:span><text:span text:style-name="T2">P</text:span></text:p>
          </draw:text-box>
        </draw:frame>
        <draw:custom-shape draw:style-name="gr3" draw:text-style-name="P1" xml:id="id3" draw:id="id3" draw:layer="layout" svg:width="4.147cm" svg:height="1.217cm" svg:x="17.199cm" svg:y="5.192cm">
          <text:p text:style-name="P1">Genera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4.147cm" svg:height="1.213cm" svg:x="16.974cm" svg:y="13.287cm">
          <text:p text:style-name="P1">Absorb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94.92089925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615cm" svg:height="1.616cm" svg:x="18.264cm" svg:y="9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14cm" svg:height="1.614cm" draw:transform="skewX (-0.000698131700797872) rotate (-0.83723444218168) translate (19.153cm 8.782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9.121cm" svg:y1="13.287cm" svg:x2="19.121cm" svg:y2="10.74cm">
          <text:p/>
        </draw:line>
        <draw:line draw:style-name="gr6" draw:text-style-name="P1" draw:layer="layout" svg:x1="19.121cm" svg:y1="9.125cm" svg:x2="19.121cm" svg:y2="6.391cm">
          <text:p/>
        </draw:line>
        <draw:custom-shape draw:style-name="gr1" draw:text-style-name="P1" xml:id="id2" draw:id="id2" draw:layer="layout" svg:width="1.06cm" svg:height="0.944cm" svg:x="23.546cm" svg:y="9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6cm" svg:height="0.47cm" svg:x="23.546cm" svg:y="10.38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21.121cm" svg:y1="13.893cm" svg:x2="23.546cm" svg:y2="9.916cm" draw:start-shape="id1" draw:start-glue-point="1" draw:end-shape="id2" draw:end-glue-point="6" svg:d="m21121 13893h1213v-3977h1212" svg:viewBox="0 0 2426 3978">
          <text:p/>
        </draw:connector>
        <draw:connector draw:style-name="gr7" draw:text-style-name="P1" draw:layer="layout" svg:x1="24.076cm" svg:y1="9.444cm" svg:x2="21.346cm" svg:y2="5.8cm" draw:start-shape="id2" draw:start-glue-point="4" draw:end-shape="id3" draw:end-glue-point="1" svg:d="m24076 9444v-3644h-2730" svg:viewBox="0 0 2731 3645">
          <text:p/>
        </draw:connector>
        <draw:custom-shape draw:style-name="gr8" draw:text-style-name="P1" draw:layer="layout" svg:width="1.415cm" svg:height="0.406cm" svg:x="23.369cm" svg:y="10.85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83cm" svg:height="1.49cm" svg:x="22.154cm" svg:y="12.073cm">
          <draw:text-box>
            <text:p text:style-name="P1"><text:span text:style-name="T3">LT; LP</text:span></text:p>
            <text:p text:style-name="P1"><text:span text:style-name="T4">“</text:span><text:span text:style-name="T4">rich” solution</text:span></text:p>
          </draw:text-box>
        </draw:frame>
        <draw:frame draw:style-name="gr10" draw:text-style-name="P3" draw:layer="layout" svg:width="3.282cm" svg:height="1.49cm" svg:x="21.098cm" svg:y="6.234cm">
          <draw:text-box>
            <text:p text:style-name="P1"><text:span text:style-name="T3">LT; HP</text:span></text:p>
            <text:p text:style-name="P1"><text:span text:style-name="T4">“</text:span><text:span text:style-name="T4">rich” solution</text:span></text:p>
          </draw:text-box>
        </draw:frame>
        <draw:frame draw:style-name="gr11" draw:text-style-name="P4" draw:layer="layout" svg:width="1.669cm" svg:height="1.286cm" svg:x="19.07cm" svg:y="14.931cm">
          <draw:text-box>
            <text:p><text:span text:style-name="T5">Q</text:span><text:span text:style-name="T6">A</text:span></text:p>
          </draw:text-box>
        </draw:frame>
        <draw:frame draw:style-name="gr12" draw:text-style-name="P4" draw:layer="layout" svg:width="1.698cm" svg:height="1.286cm" svg:x="19.243cm" svg:y="3.906cm">
          <draw:text-box>
            <text:p><text:span text:style-name="T5">Q</text:span><text:span text:style-name="T6">G</text:span></text:p>
          </draw:text-box>
        </draw:frame>
        <draw:custom-shape draw:style-name="gr1" draw:text-style-name="P1" draw:layer="layout" svg:width="0.605cm" svg:height="2.027cm" svg:x="18.921cm" svg:y="3.17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1" draw:layer="layout" svg:x1="8.681cm" svg:y1="9.416cm" svg:x2="3.193cm" svg:y2="9.416cm">
          <text:p/>
        </draw:line>
        <draw:line draw:style-name="gr13" draw:text-style-name="P1" draw:layer="layout" svg:x1="8.736cm" svg:y1="11.362cm" svg:x2="3.248cm" svg:y2="11.362cm">
          <text:p/>
        </draw:line>
        <draw:line draw:style-name="gr13" draw:text-style-name="P1" draw:layer="layout" svg:x1="8.681cm" svg:y1="9.416cm" svg:x2="8.681cm" svg:y2="11.361cm">
          <text:p/>
        </draw:line>
        <draw:custom-shape draw:style-name="gr14" draw:text-style-name="P1" draw:layer="layout" svg:width="2.572cm" svg:height="0.399cm" svg:x="3.035cm" svg:y="10.21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0.439cm" svg:height="1.946cm" svg:x="5.606cm" svg:y="9.41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2.635cm" svg:height="1.946cm" svg:x="6.045cm" svg:y="9.41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2.035cm" svg:height="0.599cm" svg:x="0.999cm" svg:y="10.01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" draw:layer="layout" svg:width="1.806cm" svg:height="1.271cm" svg:x="0.8cm" svg:y="9.017cm">
          <draw:text-box>
            <text:p><text:span text:style-name="T1">W</text:span><text:span text:style-name="T2">c</text:span></text:p>
          </draw:text-box>
        </draw:frame>
        <draw:frame draw:style-name="gr17" draw:text-style-name="P4" draw:layer="layout" svg:width="4.363cm" svg:height="1.038cm" svg:x="3.637cm" svg:y="7.962cm">
          <draw:text-box>
            <text:p><text:span text:style-name="T5">Compressor</text:span></text:p>
          </draw:text-box>
        </draw:frame>
        <draw:custom-shape draw:style-name="gr1" draw:text-style-name="P1" draw:layer="layout" svg:width="0.605cm" svg:height="2.027cm" svg:x="18.7cm" svg:y="14.49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4cm" svg:height="1cm" svg:x="11.4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22T14:38:27</meta:creation-date>
    <dc:date>2013-04-22T14:42:19</dc:date>
    <dc:creator>Jefferson Gomes</dc:creator>
    <meta:editing-duration>P0D</meta:editing-duration>
    <meta:editing-cycles>1</meta:editing-cycles>
    <meta:document-statistic meta:object-count="52"/>
    <meta:generator>LibreOffice/3.5$Linux_X86_64 LibreOffice_project/350m1$Build-2</meta:generator>
  </office:meta>
</office:document-meta>
</file>